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sch Maschine Interaktion:</text:p>
      <text:p text:style-name="P2"/>
      <text:p text:style-name="P2">Mensch Maschine System dann wenn: Mensch manipuliert Zustand der Maschine</text:p>
      <text:p text:style-name="P4">Unterschied</text:p>
      <text:p text:style-name="P2">Mensch Maschine Interaktion</text:p>
      <text:p text:style-name="P2"/>
      <text:p text:style-name="P1"><text:span text:style-name="T1">Donald Norman: </text:span><text:span text:style-name="T2">Technologie immer mehr power, wird aber immer komplexer</text:span></text:p>
      <text:p text:style-name="P3"/>
      <text:p text:style-name="P3">Usability-Engineering: Wichtig! → Findet früher wo mans nich benutzen kann</text:p>
      <text:p text:style-name="P3"><text:tab/>-Intuitiv: Höchste Stufe der Interaktion</text:p>
      <text:p text:style-name="P3">Mensch hat:</text:p>
      <text:p text:style-name="P3"><text:tab/>-Sensorik</text:p>
      <text:p text:style-name="P3"><text:tab/>-Motorik</text:p>
      <text:p text:style-name="P3"><text:tab/>-Wissensbasis</text:p>
      <text:p text:style-name="P3"><text:tab/>-Motivationsbasis</text:p>
      <text:p text:style-name="P3"><text:tab/>-Ziele</text:p>
      <text:p text:style-name="P3">Maschine hat:</text:p>
      <text:p text:style-name="P3"><text:tab/>-Maschine selbst</text:p>
      <text:p text:style-name="P3"><text:tab/>-Stellteile als Schnittstelle</text:p>
      <text:p text:style-name="P3"/>
      <text:p text:style-name="P3">Vorgang:</text:p>
      <text:p text:style-name="P3"><text:tab/>-Mensch hat Reize</text:p>
      <text:p text:style-name="P3"><text:tab/>-Speichert Reize im Kurzzeitspeicher in Form von Objekten</text:p>
      <text:p text:style-name="P3"><text:tab/>-Wahrnemung bedient sich dem Speicher und dem Gedächtnis</text:p>
      <text:p text:style-name="P3"><text:tab/><text:tab/>Arbeits und Langzeit Gedächtnis</text:p>
      <text:p text:style-name="P3"><text:tab/><text:tab/>ArbeitsGedächtnis hat begrenzten Speicher</text:p>
      <text:p text:style-name="P3">Mensch:</text:p>
      <text:p text:style-name="P3"><text:tab/>-Sensomotorisches System</text:p>
      <text:p text:style-name="P3"><text:tab/><text:tab/>-Sensorisches und Motorisches System in Einem</text:p>
      <text:p text:style-name="P3"><text:tab/>-Unmittelbares Feedback auf was passiert durch Reaktion</text:p>
      <text:p text:style-name="P3"><text:tab/>-Reaktion ist motorisch</text:p>
      <text:p text:style-name="P3"/>
      <text:p text:style-name="P3">User Performance:</text:p>
      <text:p text:style-name="P3"><text:tab/>Influenced by</text:p>
      <text:p text:style-name="P3"><text:tab/><text:tab/>-User</text:p>
      <text:p text:style-name="P3"><text:tab/><text:tab/>-System</text:p>
      <text:p text:style-name="P3"><text:tab/><text:tab/>-Task</text:p>
      <text:p text:style-name="P3"/>
      <text:p text:style-name="P3">Befehlsbasiert</text:p>
      <text:p text:style-name="P3"><text:tab/>-Man denkt drüber nach</text:p>
      <text:p text:style-name="P3"><text:tab/>-Nicht mehr wenn man es natürlich macht</text:p>
      <text:p text:style-name="P3"/>
      <text:p text:style-name="P3">Sachprobleme:</text:p>
      <text:p text:style-name="P3"><text:tab/>Benutzer</text:p>
      <text:p text:style-name="P3"/>
      <text:p text:style-name="P3">Ebenen der Mensch Maschine Interaktion:</text:p>
      <text:p text:style-name="P3"><text:tab/>Manche Ebenen Überspringbar</text:p>
      <text:p text:style-name="P3"><text:tab/><text:tab/>→ Gut: weil Interaktionsproblem verringert wird</text:p>
      <text:p text:style-name="P3"/>
      <text:p text:style-name="P3"><text:tab/>Medien, Energie, Input Output (Jemand drückt ne Taste z.B.)</text:p>
      <text:p text:style-name="P3"><text:tab/>Irgendwas passiert, ein Zeichen taucht auf</text:p>
      <text:p text:style-name="P3"><text:tab/>Befehl Entsteht aus Zeichen</text:p>
      <text:p text:style-name="P3"><text:soft-page-break/><text:tab/>Satz Entsteht aus Befehlen</text:p>
      <text:p text:style-name="P3"><text:tab/>Bedeutung Entsteht</text:p>
      <text:p text:style-name="P3"><text:tab/>Bedeutung für Aufgabenangemessenheit</text:p>
      <text:p text:style-name="P3"><text:tab/>Zielerreich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4:40:52.29</meta:creation-date>
    <dc:date>2014-04-25T15:27:05.37</dc:date>
    <meta:editing-duration>PT2H59M56S</meta:editing-duration>
    <meta:editing-cycles>15</meta:editing-cycles>
    <meta:generator>OpenOffice.org/3.4.1$Win32 OpenOffice.org_project/341m1$Build-9593</meta:generator>
    <meta:document-statistic meta:table-count="0" meta:image-count="0" meta:object-count="0" meta:page-count="2" meta:paragraph-count="47" meta:word-count="167" meta:character-count="1327"/>
  </office:meta>
</office:document-meta>
</file>